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ira Mono" svg:font-family="'Fira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3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3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3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3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3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ira Mono" svg:font-family="'Fira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10-28">00/00/0000</text:date>, <text:time style:data-style-name="N2" text:time-value="09:23:16.84847665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8-25T14:33:50</meta:creation-date>
    <dc:date>2022-10-28T11:06:43.998704629</dc:date>
    <meta:editing-duration>P1DT12M55S</meta:editing-duration>
    <meta:editing-cycles>103</meta:editing-cycles>
    <meta:document-statistic meta:table-count="1" meta:cell-count="44" meta:object-count="0"/>
  </office:meta>
</office:document-meta>
</file>